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0656af" officeooo:paragraph-rsid="001aa0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56af" officeooo:paragraph-rsid="001aa07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9473" officeooo:paragraph-rsid="001aa07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l" fo:country="GR" fo:font-weight="bold" officeooo:rsid="000729e6" officeooo:paragraph-rsid="001aa07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fo:font-weight="bold" officeooo:rsid="000729e6" officeooo:paragraph-rsid="0052a14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fo:font-weight="bold" officeooo:rsid="0029e605" officeooo:paragraph-rsid="001aa07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l" fo:country="GR" fo:font-weight="bold" officeooo:rsid="0029e605" officeooo:paragraph-rsid="001aa07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el" fo:country="GR" fo:font-weight="normal" officeooo:rsid="00069473" officeooo:paragraph-rsid="001aa07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l" fo:country="GR" fo:font-weight="normal" officeooo:rsid="01029ff0" officeooo:paragraph-rsid="01029ff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l" fo:country="GR" fo:font-weight="bold" officeooo:rsid="000656af" officeooo:paragraph-rsid="001aa07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l" fo:country="GR" fo:font-weight="normal" officeooo:rsid="00378149" officeooo:paragraph-rsid="001aa0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weight="normal" officeooo:rsid="00507fe7" officeooo:paragraph-rsid="00507fe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2cdc49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fo:font-weight="normal" officeooo:rsid="01029ff0" officeooo:paragraph-rsid="01029ff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l" fo:country="GR" fo:font-weight="normal" officeooo:rsid="010705f3" officeooo:paragraph-rsid="010705f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l" fo:country="GR" fo:font-weight="normal" officeooo:rsid="0109e113" officeooo:paragraph-rsid="0109e11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fo:font-weight="normal" officeooo:rsid="011133a1" officeooo:paragraph-rsid="011133a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language="el" fo:country="GR" fo:font-weight="normal" officeooo:rsid="0076d983" officeooo:paragraph-rsid="0052a14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l" fo:country="GR" fo:font-weight="bold" officeooo:rsid="01029ff0" officeooo:paragraph-rsid="01029ff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bold" officeooo:rsid="013f2db4" officeooo:paragraph-rsid="013f2db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13f2db4" officeooo:paragraph-rsid="014ca0e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bold" officeooo:rsid="002af996" officeooo:paragraph-rsid="00df8b45" style:font-weight-asian="bold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language="el" fo:country="GR" fo:font-weight="bold" officeooo:rsid="014f49f5" officeooo:paragraph-rsid="014f49f5" style:font-weight-asian="bold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language="el" fo:country="GR" fo:font-weight="bold" officeooo:rsid="014f49f5" officeooo:paragraph-rsid="01639805" style:font-weight-asian="bold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language="el" fo:country="GR" fo:font-weight="bold" officeooo:rsid="0152a369" officeooo:paragraph-rsid="0152a369" style:font-weight-asian="bold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language="el" fo:country="GR" fo:font-weight="bold" officeooo:rsid="0152a369" officeooo:paragraph-rsid="0158ea16" style:font-weight-asian="bold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fo:language="el" fo:country="GR" fo:font-weight="bold" officeooo:rsid="0152a369" officeooo:paragraph-rsid="0165938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bold" officeooo:rsid="016ad681" officeooo:paragraph-rsid="016ad681" style:font-weight-asian="bold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language="el" fo:country="GR" fo:font-weight="normal" officeooo:rsid="0029e605" officeooo:paragraph-rsid="001aa07d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language="el" fo:country="GR" fo:font-weight="normal" officeooo:rsid="0029e605" officeooo:paragraph-rsid="0181e411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fo:language="el" fo:country="GR" fo:font-weight="normal" officeooo:rsid="010705f3" officeooo:paragraph-rsid="010705f3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fo:language="el" fo:country="GR" fo:font-weight="normal" officeooo:rsid="015c0dab" officeooo:paragraph-rsid="015c0dab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fo:language="el" fo:country="GR" fo:font-weight="normal" officeooo:rsid="0167878f" officeooo:paragraph-rsid="0167b2f7" style:font-size-asian="10.5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2pt" fo:language="el" fo:country="GR" fo:font-weight="normal" officeooo:rsid="0167878f" officeooo:paragraph-rsid="01711ea9" style:font-size-asian="10.5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2pt" fo:language="el" fo:country="GR" fo:font-weight="normal" officeooo:rsid="0167878f" officeooo:paragraph-rsid="0176eeb7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language="el" fo:country="GR" fo:font-weight="normal" officeooo:rsid="0029e605" officeooo:paragraph-rsid="007eff94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fo:language="el" fo:country="GR" fo:font-weight="normal" officeooo:rsid="0029e605" officeooo:paragraph-rsid="0181e41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el" fo:country="GR" fo:font-weight="bold" officeooo:rsid="0167878f" officeooo:paragraph-rsid="0167878f" style:font-size-asian="10.5pt" style:font-weight-asian="bold" style:font-size-complex="12pt" style:font-weight-complex="bold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2pt" fo:language="el" fo:country="GR" fo:font-weight="bold" officeooo:rsid="0167878f" officeooo:paragraph-rsid="01711ea9" style:font-size-asian="10.5pt" style:font-weight-asian="bold" style:font-size-complex="12pt" style:font-weight-complex="bold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fo:language="el" fo:country="GR" fo:font-weight="bold" officeooo:rsid="0167878f" officeooo:paragraph-rsid="0176eeb7" style:font-size-asian="10.5pt" style:font-weight-asian="bold" style:font-size-complex="12pt" style:font-weight-complex="bold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107975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f85339" style:font-weight-asian="normal" style:font-weight-complex="normal"/>
    </style:style>
    <style:style style:name="T3" style:family="text">
      <style:text-properties fo:font-weight="normal" officeooo:rsid="01405b88" style:font-weight-asian="normal" style:font-weight-complex="normal"/>
    </style:style>
    <style:style style:name="T4" style:family="text">
      <style:text-properties fo:font-weight="normal" officeooo:rsid="01413e4c" style:font-weight-asian="normal" style:font-weight-complex="normal"/>
    </style:style>
    <style:style style:name="T5" style:family="text">
      <style:text-properties fo:font-weight="normal" officeooo:rsid="0142648f" style:font-weight-asian="normal" style:font-weight-complex="normal"/>
    </style:style>
    <style:style style:name="T6" style:family="text">
      <style:text-properties fo:font-weight="normal" officeooo:rsid="0142a6d4" style:font-weight-asian="normal" style:font-weight-complex="normal"/>
    </style:style>
    <style:style style:name="T7" style:family="text">
      <style:text-properties fo:font-weight="normal" officeooo:rsid="01437c75" style:font-weight-asian="normal" style:font-weight-complex="normal"/>
    </style:style>
    <style:style style:name="T8" style:family="text">
      <style:text-properties fo:font-weight="normal" officeooo:rsid="0146c34f" style:font-weight-asian="normal" style:font-weight-complex="normal"/>
    </style:style>
    <style:style style:name="T9" style:family="text">
      <style:text-properties fo:font-weight="normal" officeooo:rsid="01490040" style:font-weight-asian="normal" style:font-weight-complex="normal"/>
    </style:style>
    <style:style style:name="T10" style:family="text">
      <style:text-properties fo:font-weight="normal" officeooo:rsid="014afdde" style:font-weight-asian="normal" style:font-weight-complex="normal"/>
    </style:style>
    <style:style style:name="T11" style:family="text">
      <style:text-properties fo:font-weight="normal" officeooo:rsid="014e1075" style:font-weight-asian="normal" style:font-weight-complex="normal"/>
    </style:style>
    <style:style style:name="T12" style:family="text">
      <style:text-properties fo:font-weight="normal" officeooo:rsid="014e2297" style:font-weight-asian="normal" style:font-weight-complex="normal"/>
    </style:style>
    <style:style style:name="T13" style:family="text">
      <style:text-properties fo:font-weight="normal" officeooo:rsid="0152a369" style:font-weight-asian="normal" style:font-weight-complex="normal"/>
    </style:style>
    <style:style style:name="T14" style:family="text">
      <style:text-properties fo:font-weight="normal" officeooo:rsid="0157cffb" style:font-weight-asian="normal" style:font-weight-complex="normal"/>
    </style:style>
    <style:style style:name="T15" style:family="text">
      <style:text-properties fo:font-weight="normal" officeooo:rsid="0158ea16" style:font-weight-asian="normal" style:font-weight-complex="normal"/>
    </style:style>
    <style:style style:name="T16" style:family="text">
      <style:text-properties fo:font-weight="normal" officeooo:rsid="015a2fe3" style:font-weight-asian="normal" style:font-weight-complex="normal"/>
    </style:style>
    <style:style style:name="T17" style:family="text">
      <style:text-properties fo:font-weight="normal" officeooo:rsid="015d1bb1" style:font-weight-asian="normal" style:font-weight-complex="normal"/>
    </style:style>
    <style:style style:name="T18" style:family="text">
      <style:text-properties fo:font-weight="normal" officeooo:rsid="015ed64b" style:font-weight-asian="normal" style:font-weight-complex="normal"/>
    </style:style>
    <style:style style:name="T19" style:family="text">
      <style:text-properties fo:font-weight="normal" officeooo:rsid="015fa444" style:font-weight-asian="normal" style:font-weight-complex="normal"/>
    </style:style>
    <style:style style:name="T20" style:family="text">
      <style:text-properties fo:font-weight="normal" officeooo:rsid="0160edc8" style:font-weight-asian="normal" style:font-weight-complex="normal"/>
    </style:style>
    <style:style style:name="T21" style:family="text">
      <style:text-properties fo:font-weight="normal" officeooo:rsid="01611839" style:font-weight-asian="normal" style:font-weight-complex="normal"/>
    </style:style>
    <style:style style:name="T22" style:family="text">
      <style:text-properties fo:font-weight="normal" officeooo:rsid="0161e887" style:font-weight-asian="normal" style:font-weight-complex="normal"/>
    </style:style>
    <style:style style:name="T23" style:family="text">
      <style:text-properties fo:font-weight="normal" officeooo:rsid="01639805" style:font-weight-asian="normal" style:font-weight-complex="normal"/>
    </style:style>
    <style:style style:name="T24" style:family="text">
      <style:text-properties fo:font-weight="normal" officeooo:rsid="016aef29" style:font-weight-asian="normal" style:font-weight-complex="normal"/>
    </style:style>
    <style:style style:name="T25" style:family="text">
      <style:text-properties fo:font-weight="normal" officeooo:rsid="0171c263" style:font-weight-asian="normal" style:font-weight-complex="normal"/>
    </style:style>
    <style:style style:name="T26" style:family="text">
      <style:text-properties fo:font-weight="normal" officeooo:rsid="01798d44" style:font-weight-asian="normal" style:font-weight-complex="normal"/>
    </style:style>
    <style:style style:name="T27" style:family="text">
      <style:text-properties fo:font-weight="normal" officeooo:rsid="01862253" style:font-weight-asian="normal" style:font-weight-complex="normal"/>
    </style:style>
    <style:style style:name="T28" style:family="text">
      <style:text-properties fo:font-weight="normal" officeooo:rsid="0188158c" style:font-weight-asian="normal" style:font-weight-complex="normal"/>
    </style:style>
    <style:style style:name="T29" style:family="text">
      <style:text-properties officeooo:rsid="00334d8e"/>
    </style:style>
    <style:style style:name="T30" style:family="text">
      <style:text-properties officeooo:rsid="002c6217"/>
    </style:style>
    <style:style style:name="T31" style:family="text">
      <style:text-properties officeooo:rsid="001b5af2"/>
    </style:style>
    <style:style style:name="T32" style:family="text">
      <style:text-properties fo:language="el" fo:country="GR" fo:font-weight="normal" officeooo:rsid="002af996" style:font-weight-asian="normal" style:font-weight-complex="normal"/>
    </style:style>
    <style:style style:name="T33" style:family="text">
      <style:text-properties fo:language="el" fo:country="GR" fo:font-weight="normal" officeooo:rsid="004ab604" style:font-weight-asian="normal" style:font-weight-complex="normal"/>
    </style:style>
    <style:style style:name="T34" style:family="text">
      <style:text-properties fo:language="el" fo:country="GR" fo:font-weight="normal" officeooo:rsid="015abc31" style:font-weight-asian="normal" style:font-weight-complex="normal"/>
    </style:style>
    <style:style style:name="T35" style:family="text">
      <style:text-properties fo:language="el" fo:country="GR" fo:font-weight="bold" officeooo:rsid="002af996" style:font-weight-asian="bold" style:font-weight-complex="bold"/>
    </style:style>
    <style:style style:name="T36" style:family="text">
      <style:text-properties fo:language="el" fo:country="GR" fo:font-weight="bold" officeooo:rsid="0048c50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7b8152"/>
    </style:style>
    <style:style style:name="T39" style:family="text">
      <style:text-properties officeooo:rsid="00df8b45"/>
    </style:style>
    <style:style style:name="T40" style:family="text">
      <style:text-properties officeooo:rsid="010464df"/>
    </style:style>
    <style:style style:name="T41" style:family="text">
      <style:text-properties fo:font-size="12pt" fo:language="el" fo:country="GR" fo:font-weight="normal" style:font-size-asian="10.5pt" style:font-weight-asian="normal" style:font-size-complex="12pt" style:font-weight-complex="normal"/>
    </style:style>
    <style:style style:name="T42" style:family="text">
      <style:text-properties fo:font-size="12pt" fo:language="el" fo:country="GR" fo:font-weight="normal" officeooo:rsid="010705f3" style:font-size-asian="10.5pt" style:font-weight-asian="normal" style:font-size-complex="12pt" style:font-weight-complex="normal"/>
    </style:style>
    <style:style style:name="T43" style:family="text">
      <style:text-properties fo:font-size="12pt" fo:language="el" fo:country="GR" fo:font-weight="normal" officeooo:rsid="0107975a" style:font-size-asian="10.5pt" style:font-weight-asian="normal" style:font-size-complex="12pt" style:font-weight-complex="normal"/>
    </style:style>
    <style:style style:name="T44" style:family="text">
      <style:text-properties officeooo:rsid="010bc4fa"/>
    </style:style>
    <style:style style:name="T45" style:family="text">
      <style:text-properties officeooo:rsid="013f2db4"/>
    </style:style>
    <style:style style:name="T46" style:family="text">
      <style:text-properties officeooo:rsid="01405b88"/>
    </style:style>
    <style:style style:name="T47" style:family="text">
      <style:text-properties officeooo:rsid="01413e4c"/>
    </style:style>
    <style:style style:name="T48" style:family="text">
      <style:text-properties officeooo:rsid="01437c75"/>
    </style:style>
    <style:style style:name="T49" style:family="text">
      <style:text-properties officeooo:rsid="01490040"/>
    </style:style>
    <style:style style:name="T50" style:family="text">
      <style:text-properties officeooo:rsid="0152a369"/>
    </style:style>
    <style:style style:name="T51" style:family="text">
      <style:text-properties officeooo:rsid="01545a03"/>
    </style:style>
    <style:style style:name="T52" style:family="text">
      <style:text-properties officeooo:rsid="015bd312"/>
    </style:style>
    <style:style style:name="T53" style:family="text">
      <style:text-properties officeooo:rsid="015c0dab"/>
    </style:style>
    <style:style style:name="T54" style:family="text">
      <style:text-properties officeooo:rsid="015c5acc"/>
    </style:style>
    <style:style style:name="T55" style:family="text">
      <style:text-properties officeooo:rsid="0160edc8"/>
    </style:style>
    <style:style style:name="T56" style:family="text">
      <style:text-properties officeooo:rsid="0161e887"/>
    </style:style>
    <style:style style:name="T57" style:family="text">
      <style:text-properties officeooo:rsid="0163c720"/>
    </style:style>
    <style:style style:name="T58" style:family="text">
      <style:text-properties officeooo:rsid="0167b2f7"/>
    </style:style>
    <style:style style:name="T59" style:family="text">
      <style:text-properties officeooo:rsid="01691001"/>
    </style:style>
    <style:style style:name="T60" style:family="text">
      <style:text-properties officeooo:rsid="016ca0ee"/>
    </style:style>
    <style:style style:name="T61" style:family="text">
      <style:text-properties officeooo:rsid="01711ea9"/>
    </style:style>
    <style:style style:name="T62" style:family="text">
      <style:text-properties officeooo:rsid="0171c263"/>
    </style:style>
    <style:style style:name="T63" style:family="text">
      <style:text-properties officeooo:rsid="017640c9"/>
    </style:style>
    <style:style style:name="T64" style:family="text">
      <style:text-properties officeooo:rsid="0176eeb7"/>
    </style:style>
    <style:style style:name="T65" style:family="text">
      <style:text-properties officeooo:rsid="017e1dfb"/>
    </style:style>
    <style:style style:name="T66" style:family="text">
      <style:text-properties officeooo:rsid="0181e4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1">Εργασία</text:span> <text:span text:style-name="T45">3</text:span></text:p>
      <text:p text:style-name="P10"/>
      <text:p text:style-name="P2">Ονοματεπώνυμο: <text:span text:style-name="T1">Αντώνιος Κληρονόμος</text:span></text:p>
      <text:p text:style-name="P3">Αριθμός Μητρώου: <text:span text:style-name="T1">1115201500069</text:span></text:p>
      <text:p text:style-name="P8"/>
      <text:p text:style-name="P8"/>
      <text:p text:style-name="P4"><text:span text:style-name="T38">Σύντομη π</text:span>εριγραφή προγράμματος</text:p>
      <text:p text:style-name="P11"/>
      <text:p text:style-name="P20">Server<text:span text:style-name="T1">: Δημιουργεί έναν server με IP την private IP του μηχανήματος στο οποίο τρέχει και με port το port το οποίο δέχεται ως όρισμα το πρόγραμμα. Χρησιμοποιώντας </text:span><text:span text:style-name="T6">την</text:span><text:span text:style-name="T1"> </text:span>select()<text:span text:style-name="T1">, εξυπηρετεί τις εισερχόμενες συνδέσεις των clients με βάση τις οδηγίες της εκφώνησης της εργασίας. Η έξοδος από τον server γίνεται με </text:span><text:span text:style-name="T9">την αποστολή σήματος </text:span><text:span text:style-name="T49">SIGINT</text:span><text:span text:style-name="T9"> στον server</text:span><text:span text:style-name="T1">.</text:span></text:p>
      <text:p text:style-name="P21">Client<text:span text:style-name="T1">: Αρχικά, επικοινωνεί με τον server για να λάβει </text:span><text:span text:style-name="T3">όλους </text:span><text:span text:style-name="T1">τους συνδεδεμένους clients, </text:span><text:span text:style-name="T3">τους τοποθετεί στο κυκλικό buffer του μέχρι αυτό να γεμίσει ή μέχρι να τελειώσουν οι clients. Εάν αυτό γεμίσει και απομένουν κάποιοι clients, ο τρέχων client δημιουργεί ένα thread (</text:span><text:span text:style-name="T46">buffer filler thread</text:span><text:span text:style-name="T3">) το οποίο έχει ως αρμοδιότητα να συνεχίζει να τοποθετεί clients στο κυκλικό buffer μέχρι όλοι οι clients να έχουν τοποθετηθεί στο κυκλικό buffer. Στη συνέχεια, ο τρέχων client αρχικοποιεί και γεμίζει τη λίστα (</text:span><text:span text:style-name="T46">filesList</text:span><text:span text:style-name="T3">) με </text:span><text:span text:style-name="T10">πληροφορίες για</text:span><text:span text:style-name="T3"> τα τοπικά του αρχεία. </text:span><text:span text:style-name="T4">Έπειτα, δημιουργεί το </text:span><text:span text:style-name="T47">buffer filler thread</text:span><text:span text:style-name="T4"> (αν χρειάζεται) και τα </text:span><text:span text:style-name="T47">worker threads</text:span><text:span text:style-name="T4">. Μετά, δημιουργεί έναν server </text:span><text:span text:style-name="T1">με IP την private IP του μηχανήματος στο οποίο τρέχει και με port το port το οποίο δέχεται ως όρισμα το πρόγραμμα </text:span><text:span text:style-name="T4">και ξεκινάει με τη χρήση της</text:span><text:span text:style-name="T47"> select()</text:span><text:span text:style-name="T4"> να εξυπηρετε</text:span><text:span text:style-name="T5">ί εισερχόμενες συνδέσεις από άλλους clients ή από τον server </text:span><text:span text:style-name="T11">σύμφωνα με την</text:span><text:span text:style-name="T5"> εκφώνηση της εργασίας. </text:span><text:span text:style-name="T1">Η έξοδος από τον </text:span><text:span text:style-name="T7">client</text:span><text:span text:style-name="T1"> γίνεται με </text:span><text:span text:style-name="T9">την αποστολή σήματος </text:span><text:span text:style-name="T49">SIGINT</text:span><text:span text:style-name="T9"> στον client</text:span><text:span text:style-name="T1">. </text:span><text:span text:style-name="T7">Κατά την έξοδο του client </text:span><text:span text:style-name="T48">main thread</text:span><text:span text:style-name="T7"> ειδοποιούνται τα </text:span><text:span text:style-name="T48">worker threads</text:span><text:span text:style-name="T7"> να τερματίσουν με τη χρήση ενός ειδικού buffer node με </text:span><text:span text:style-name="T63">filePath</text:span><text:span text:style-name="T7">=”,,” που προστίθεται στο buffer </text:span><text:span text:style-name="T12">(1</text:span><text:span text:style-name="T7"> για κάθε worker thread </text:span><text:span text:style-name="T12">που έχει δημιουργηθεί)</text:span><text:span text:style-name="T7">. Επιπλέον, γίνεται cancel το </text:span><text:span text:style-name="T47">buffer filler thread </text:span><text:span text:style-name="T7">(αν υπάρχει). Τέλος, το </text:span><text:span text:style-name="T48">main thread</text:span><text:span text:style-name="T7"> κάνει join όλα τα threads που </text:span><text:span text:style-name="T8">έχει δημιουργήσει</text:span><text:span text:style-name="T7"> ώστε να μην υπάρξουν zombie threads, αποδεσμεύει τη δεσμευμένη μνήμη και σταματάει την εκτέλεσή του.</text:span></text:p>
      <text:p text:style-name="P28">Σημείωση: <text:span text:style-name="T1">Τα αρχεία στέλνονται μέσω των sockets σε chunks προκαθορισμένου μεγέθους έτσι ώστε να </text:span><text:span text:style-name="T27">γίνει σωστή χρήση των sockets και του δικτύου και γενικότερα να επιτευχθεί</text:span><text:span text:style-name="T1"> αποδοτικότητα στη</text:span><text:span text:style-name="T24">ν</text:span><text:span text:style-name="T1"> μεταφορά </text:span><text:span text:style-name="T28">των αρχείων</text:span><text:span text:style-name="T1">.</text:span></text:p>
      <text:p text:style-name="P12"/>
      <text:p text:style-name="P12"/>
      <text:p text:style-name="P5">Περιγραφή <text:span text:style-name="T65">των</text:span> <text:span text:style-name="T39">δομών και της χρήσης τους</text:span></text:p>
      <text:p text:style-name="P18"/>
      <text:list xml:id="list451771813" text:style-name="L4">
        <text:list-item>
          <text:p text:style-name="P23">List<text:span text:style-name="T1">: Είναι μία generic λίστα που αναλόγως με το mode με το οποίο έιναι αρχικοποιημένη, παίζει τον ρόλο λίστας με clients (</text:span>struct ClientInfo<text:span text:style-name="T1">) ή τον ρόλο λίστας </text:span><text:span text:style-name="T17">με</text:span><text:span text:style-name="T1"> αρχεία (</text:span>struct File<text:span text:style-name="T1">). Το mode </text:span><text:span text:style-name="T18">είναι enumeration </text:span><text:span text:style-name="T19">και </text:span><text:span text:style-name="T1">μπορεί να έχει την τιμή </text:span>CLIENTS<text:span text:style-name="T1"> ή </text:span>FILES<text:span text:style-name="T1"> αντίστοιχα. Όταν παίζει το ρόλο λίστας με clients στο client πρόγραμμα, κάθε φορά που επιτελείται μια διαδικασία σε αυτή χρησιμοποιείται ένας σημαφόρος (</text:span>clientListMutex<text:span text:style-name="T1">) έτσι ώστε να εξασφαλιστεί η αποκλειστική πρόσβαση σε αυτή από ένα μόνο thread κάθε φορά.</text:span></text:p>
        </text:list-item>
        <text:list-item>
          <text:p text:style-name="P24">CyclicBuffer<text:span text:style-name="T1">: Είναι το ζητούμενο κυκλικό buffer το οποίο χρησιμοποιείται από το client πρόγραμμα. </text:span><text:span text:style-name="T20">Κ</text:span><text:span text:style-name="T1">άθε φορά που επιτελείται μια διαδικασία σε </text:span><text:span text:style-name="T20">αυτό</text:span><text:span text:style-name="T1"> χρησιμοποιείται ένας σημαφόρος (</text:span><text:span text:style-name="T55">cyclicBufferMutex</text:span><text:span text:style-name="T1">) έτσι ώστε να εξασφαλιστεί η αποκλειστική πρόσβαση σε </text:span><text:span text:style-name="T21">αυτό</text:span><text:span text:style-name="T1"> από ένα μόνο thread κάθε φορά. </text:span><text:span text:style-name="T22">Επιπλέον, χρησιμοποιούνται 2 condition variables (</text:span><text:span text:style-name="T56">cyclicBufferFullCond </text:span><text:span text:style-name="T22">και </text:span><text:span text:style-name="T56">cyclicBufferEmptyCond</text:span><text:span text:style-name="T22">) </text:span><text:span text:style-name="T23">για την πρόσβαση στο buffer</text:span><text:span text:style-name="T22">. </text:span><text:span text:style-name="T23">Τα threads περιμένουν στο </text:span><text:span text:style-name="T56">cyclicBufferFullCond </text:span><text:span text:style-name="T23">όσο το buffer είναι γεμάτο και στο </text:span><text:span text:style-name="T56">cyclicBufferEmptyCond </text:span><text:span text:style-name="T23">όσο το buffer είναι άδειο.</text:span><text:span text:style-name="T1"> </text:span><text:span text:style-name="T13">Σε αυτό το buffer αποθηκεύονται </text:span><text:span text:style-name="T50">τριών ειδών </text:span><text:span text:style-name="T13">nodes:</text:span></text:p>
          <text:list>
            <text:list-item>
              <text:p text:style-name="P25"><text:span text:style-name="T1">Client buffer node: Έχει ως αναγνωριστικό ότι το </text:span>filePath <text:span text:style-name="T1">έχει την τιμή </text:span>“,” <text:span text:style-name="T57">(ένα κόμμα)</text:span><text:span text:style-name="T1">.</text:span></text:p>
            </text:list-item>
            <text:list-item>
              <text:p text:style-name="P27"><text:soft-page-break/><text:span text:style-name="T1">Exit buffer node: Έχει ως αναγνωριστικό ότι το </text:span>filePath <text:span text:style-name="T1">έχει την τιμή </text:span>“,<text:span text:style-name="T51">,</text:span>” <text:span text:style-name="T57">(δύο κόμματα)</text:span><text:span text:style-name="T14">.</text:span><text:span text:style-name="T1"> Όταν κάποιο worker thread λάβει αυτό το node από το buffer, σημαίνει ότι πρέπει να καλέσει την </text:span>pthread_exit() <text:span text:style-name="T1">ώστε να τερματίσει. </text:span><text:span text:style-name="T16">Το συγκεκριμένο node εισάγεται στο buffer μόνο από το main thread, όταν αυτό επιθυμεί να τερματίσει.</text:span></text:p>
            </text:list-item>
            <text:list-item>
              <text:p text:style-name="P26"><text:span text:style-name="T1">File buffer node: Έχει ως αναγνωριστικό ότι το </text:span>filePath <text:span text:style-name="T1">έχει </text:span><text:span text:style-name="T15">οποιαδήποτε άλλη τιμή εκτός από τις 2 παραπάνω (</text:span>“,” <text:span text:style-name="T15">και</text:span><text:span text:style-name="T1"> </text:span>“,<text:span text:style-name="T51">,</text:span>”<text:span text:style-name="T15">).</text:span></text:p>
            </text:list-item>
          </text:list>
        </text:list-item>
      </text:list>
      <text:p text:style-name="P22"><text:span text:style-name="T2"/></text:p>
      <text:p text:style-name="P13"><text:span text:style-name="T35">Σημε</text:span><text:span text:style-name="T36">ίωση</text:span><text:span text:style-name="T35">: </text:span><text:span text:style-name="T32">Στα αρχεία με τον κώδικα υπάρχουν αρκετά επεξηγηματικά σχόλια που διασαφηνίζουν περισσότερο τη λειτουργία του προγράμματος. </text:span><text:span text:style-name="T33">Στην παραπάνω περιγραφή </text:span><text:span text:style-name="T34">του προγράμματος και των δομών</text:span><text:span text:style-name="T33">, κάποιες διαδικασίες έχουν παραληφθεί για λόγους απλότητας.</text:span></text:p>
      <text:p text:style-name="P7"/>
      <text:p text:style-name="P7"/>
      <text:p text:style-name="P6">Εντολ<text:span text:style-name="T29">ές</text:span> <text:span text:style-name="T30">μεταγλώττισης</text:span> και εκτέλεσης</text:p>
      <text:p text:style-name="P9"/>
      <text:p text:style-name="P38">Defined παράμετροι</text:p>
      <text:list xml:id="list83671791" text:style-name="L5">
        <text:list-item>
          <text:p text:style-name="P33">Στο αρχείο server/server.h:</text:p>
          <text:list>
            <text:list-item>
              <text:p text:style-name="P33"><text:span text:style-name="T37">MAX_CONNECTIONS</text:span>: <text:span text:style-name="T58">Ακέραιος αριθμός που </text:span>καθορίζει τον μέγιστο αριθμό ανοιχτών συνδέσεων του server.</text:p>
            </text:list-item>
          </text:list>
        </text:list-item>
        <text:list-item>
          <text:p text:style-name="P33">Στο αρχείο <text:span text:style-name="T61">client</text:span>/<text:span text:style-name="T61">client</text:span>.h:</text:p>
          <text:list>
            <text:list-item>
              <text:p text:style-name="P33"><text:span text:style-name="T37">MAX_CONNECTIONS</text:span>: <text:span text:style-name="T58">Ακέραιος αριθμός που </text:span>καθορίζει τον μέγιστο αριθμό ανοιχτών συνδέσεων του <text:span text:style-name="T59">server που έχει δημιουργήσει ο</text:span> <text:span text:style-name="T58">client</text:span>.</text:p>
            </text:list-item>
            <text:list-item>
              <text:p text:style-name="P33"><text:span text:style-name="T37">FILE_CHUNK_SIZE</text:span>: <text:span text:style-name="T60">Ακέραιος αριθμός που καθορίζει το μέγεθος του κάθε chunk ενός αρχείου που μεταφέρεται μέσω socket.</text:span></text:p>
            </text:list-item>
          </text:list>
        </text:list-item>
        <text:list-item>
          <text:p text:style-name="P34">Στο αρχείο <text:span text:style-name="T61">cyclic_buffer</text:span>/<text:span text:style-name="T61">cyclic_buffer</text:span>.h:</text:p>
          <text:list>
            <text:list-item>
              <text:p text:style-name="P39">MAX_PATH_SIZE<text:span text:style-name="T1">: </text:span><text:span text:style-name="T25">Ακέραιος αριθμός που καθορίζει το μέγεθος της μεταβλητής </text:span><text:span text:style-name="T62">filePath</text:span><text:span text:style-name="T25"> του </text:span><text:span text:style-name="T62">BufferNode</text:span><text:span text:style-name="T25">.</text:span></text:p>
            </text:list-item>
          </text:list>
        </text:list-item>
        <text:list-item>
          <text:p text:style-name="P35">Στο αρχείο <text:span text:style-name="T64">utils</text:span>/<text:span text:style-name="T64">utils</text:span>.h:</text:p>
          <text:list>
            <text:list-item>
              <text:p text:style-name="P40"><text:span text:style-name="T62">MAX_CONNECT_ATTEMPTS</text:span><text:span text:style-name="T25">: Ακέραιος αριθμός που καθορίζει το</text:span><text:span text:style-name="T26">ν μέγιστο αριθμό των προσπαθειών για επανασύνδεση με έναν peer σε περίπτωση που η πρώτη προσπάθεια για σύνδεση αποτύχει</text:span><text:span text:style-name="T25">.</text:span></text:p>
              <text:p text:style-name="P40"><text:span text:style-name="T25"/></text:p>
            </text:list-item>
          </text:list>
        </text:list-item>
      </text:list>
      <text:p text:style-name="P19">Για <text:span text:style-name="T40">την</text:span> εκτέλεση <text:span text:style-name="T53">του προγράμματος</text:span></text:p>
      <text:list xml:id="list4214680306" text:style-name="L2">
        <text:list-item>
          <text:p text:style-name="P29">make</text:p>
        </text:list-item>
        <text:list-item>
          <text:p text:style-name="P32">./exe/dropbox_server -p 14</text:p>
        </text:list-item>
        <text:list-item>
          <text:p text:style-name="P36">./exe/dropbox_client -d inputDir2 -p 132 -w 50 -b <text:span text:style-name="T52">10</text:span> -sp 14 -sip 192.168.1.20</text:p>
        </text:list-item>
        <text:list-item>
          <text:p text:style-name="P37">./exe/dropbox_client -d inputDir<text:span text:style-name="T66">1</text:span> -p 13<text:span text:style-name="T66">1</text:span> -w 50 -b <text:span text:style-name="T52">10</text:span> -sp 14 -sip 192.168.1.20</text:p>
          <text:p text:style-name="P30"><text:span text:style-name="T41">(οι τιμές των </text:span><text:span text:style-name="T54">ορισμάτων</text:span><text:span text:style-name="T41"> είναι ενδεικτικές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9:43:57.306277788</meta:creation-date>
    <dc:date>2019-06-01T13:53:25.476614106</dc:date>
    <meta:editing-duration>PT6H49M32S</meta:editing-duration>
    <meta:editing-cycles>331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776" meta:character-count="5107" meta:non-whitespace-character-count="4381"/>
  </office:meta>
</office:document-meta>
</file>